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idzie Mój Bóg</text:span><text:span text:style-name="T1"><text:line-break/></text:span><text:span text:style-name="T1">Oto idzie Mój Król</text:span><text:span text:style-name="T1"><text:line-break/></text:span><text:span text:style-name="T1">Oto Zbawiciel Mój</text:span><text:span text:style-name="T1"><text:line-break/></text:span><text:span text:style-name="T1">A Imię Jego Jezus /x2</text:span><text:span text:style-name="T1"><text:line-break/></text:span><text:span text:style-name="T1"><text:line-break/></text:span><text:span text:style-name="T1">Tęsknię za Tobą Panie</text:span><text:span text:style-name="T1"><text:line-break/></text:span><text:span text:style-name="T1">Wiem, że przyjdziesz niebawem</text:span><text:span text:style-name="T1"><text:line-break/></text:span><text:span text:style-name="T1">Z głębi serca dziś wołam:</text:span><text:span text:style-name="T1"><text:line-break/></text:span><text:span text:style-name="T1">Marana th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34:06</meta:creation-date>
    <dc:creator>Rafał Talacha</dc:creator>
    <dc:date>2009-01-27T11:47:59</dc:date>
    <dc:language>pl-PL</dc:language>
    <meta:editing-cycles>6</meta:editing-cycles>
    <meta:editing-duration>PT1M2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